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gänzend zur generierten Dokumentation hier noch eine kurze Architekturdokumentation mit einer kurzen und noch nicht vollständigen Liste der verwendeten Pattern</text:p>
      <text:p text:style-name="Standard"/>
      <text:p text:style-name="Standard">ImportFile: Strategy-Pattern; wird verwendet um ein einheitliches Interface für alle Importer von Objekt-Dateien zu definieren</text:p>
      <text:p text:style-name="Standard"/>
      <text:p text:style-name="Standard">Command: vereinfachtes Command-Pattern; Definiert Interface um Undo/Redo Operationen für verschiedene Aktionen zu definieren</text:p>
      <text:p text:style-name="Standard"/>
      <text:p text:style-name="Standard">UndoRedo, Scene: Singleton-Pattern; beide Klassen benötigen nur eine Instanz, der Zugriff erfolg jedoch aus sehr verschiedenen Klassen</text:p>
      <text:p text:style-name="Standard"/>
      <text:p text:style-name="Standard">AssemblyMediator, CameraMediator, WallMediator: Mediator-Pattern; diese Klassen implementieren das intere Mediator-Interface und vermitteln zwischen der Mausbewegung und den gewählten internen Klassen (Assembly, Kamera, ...)</text:p>
      <text:p text:style-name="Standard"/>
      <text:p text:style-name="Standard">MouseController: abgewandeltes Decorator-Pattern: er kennt aktuellen Zustand und aktiviert <text:s/>passenden Mediator für Mausbewegungen. Abwandlung: nicht gleiches Interface</text:p>
      <text:p text:style-name="Standard"/>
      <text:p text:style-name="Standard">Assembly: beeinhaltet Prototyp-Pattern; einfaches Klonen der Objekte, wenn beim Import ein bereits vorhandenes Objekt ausgewählt wurde</text:p>
      <text:p text:style-name="Standard"/>
      <text:p text:style-name="Standard">Assembly: Iterator-Pattern; beeinhaltet Iterator um über Kinder zu interrieren.</text:p>
      <text:p text:style-name="Standard"/>
      <text:p text:style-name="Standard">Primitive-Creator: Factory; kennt alle Informationen um komplexes primitiven-Assembly zu bau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Thorsten Moll</meta:initial-creator>
    <meta:creation-date>2008-11-09T21:31:54</meta:creation-date>
    <dc:creator>Thorsten Moll</dc:creator>
    <dc:date>2008-11-14T01:12:46</dc:date>
    <meta:editing-cycles>2</meta:editing-cycles>
    <meta:editing-duration>PT36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51" meta:character-count="1243"/>
  </office:meta>
</office:document-meta>
</file>